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5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7.57009803921559" calcext:value-type="float">
            <text:p>7.5700980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7.27352941176461" calcext:value-type="float">
            <text:p>7.27352941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6.24656862745089" calcext:value-type="float">
            <text:p>6.2465686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10.2245098039213" calcext:value-type="float">
            <text:p>10.2245098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9.7965686274507" calcext:value-type="float">
            <text:p>19.79656862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31.2367647058825" calcext:value-type="float">
            <text:p>31.2367647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20.301470588235" calcext:value-type="float">
            <text:p>20.3014705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31.3411764705882" calcext:value-type="float">
            <text:p>31.34117647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54.9607843137252" calcext:value-type="float">
            <text:p>54.96078431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56.5691176470586" calcext:value-type="float">
            <text:p>56.56911764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55.0534313725489" calcext:value-type="float">
            <text:p>55.0534313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56.4406862745096" calcext:value-type="float">
            <text:p>56.44068627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82.164215686273" calcext:value-type="float">
            <text:p>82.16421568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82.7333333333318" calcext:value-type="float">
            <text:p>82.7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82.2450980392143" calcext:value-type="float">
            <text:p>82.2450980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76.1053921568618" calcext:value-type="float">
            <text:p>76.10539215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94.9534313725479" calcext:value-type="float">
            <text:p>94.95343137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95.0352941176459" calcext:value-type="float">
            <text:p>95.0352941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95.1112745098027" calcext:value-type="float">
            <text:p>95.1112745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98.3558823529408" calcext:value-type="float">
            <text:p>98.35588235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911764705881" calcext:value-type="float">
            <text:p>99.89117647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94.3955882352927" calcext:value-type="float">
            <text:p>94.39558823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9.8397058823529" calcext:value-type="float">
            <text:p>99.83970588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9.5848039215685" calcext:value-type="float">
            <text:p>99.58480392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9.8024509803921" calcext:value-type="float">
            <text:p>99.80245098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9.7573529411762" calcext:value-type="float">
            <text:p>99.75735294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9.7308823529409" calcext:value-type="float">
            <text:p>99.73088235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9.8299019607843" calcext:value-type="float">
            <text:p>99.8299019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8:57:01.946149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8:58:02.558006297</dc:date>
    <meta:editing-duration>PT9M57S</meta:editing-duration>
    <meta:editing-cycles>9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57009803921559">
                <text:p>7.57009803921559</text:p>
              </table:table-cell>
              <table:table-cell office:value-type="float" office:value="7.27352941176461">
                <text:p>7.27352941176461</text:p>
              </table:table-cell>
              <table:table-cell office:value-type="float" office:value="6.24656862745089">
                <text:p>6.24656862745089</text:p>
              </table:table-cell>
              <table:table-cell office:value-type="float" office:value="10.2245098039213">
                <text:p>10.22450980392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.7965686274507">
                <text:p>19.7965686274507</text:p>
              </table:table-cell>
              <table:table-cell office:value-type="float" office:value="31.2367647058825">
                <text:p>31.2367647058825</text:p>
              </table:table-cell>
              <table:table-cell office:value-type="float" office:value="20.301470588235">
                <text:p>20.301470588235</text:p>
              </table:table-cell>
              <table:table-cell office:value-type="float" office:value="31.3411764705882">
                <text:p>31.34117647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.9607843137252">
                <text:p>54.9607843137252</text:p>
              </table:table-cell>
              <table:table-cell office:value-type="float" office:value="56.5691176470586">
                <text:p>56.5691176470586</text:p>
              </table:table-cell>
              <table:table-cell office:value-type="float" office:value="55.0534313725489">
                <text:p>55.0534313725489</text:p>
              </table:table-cell>
              <table:table-cell office:value-type="float" office:value="56.4406862745096">
                <text:p>56.44068627450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2.164215686273">
                <text:p>82.164215686273</text:p>
              </table:table-cell>
              <table:table-cell office:value-type="float" office:value="82.7333333333318">
                <text:p>82.7333333333318</text:p>
              </table:table-cell>
              <table:table-cell office:value-type="float" office:value="82.2450980392143">
                <text:p>82.2450980392143</text:p>
              </table:table-cell>
              <table:table-cell office:value-type="float" office:value="76.1053921568618">
                <text:p>76.10539215686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4.9534313725479">
                <text:p>94.9534313725479</text:p>
              </table:table-cell>
              <table:table-cell office:value-type="float" office:value="95.0352941176459">
                <text:p>95.0352941176459</text:p>
              </table:table-cell>
              <table:table-cell office:value-type="float" office:value="95.1112745098027">
                <text:p>95.1112745098027</text:p>
              </table:table-cell>
              <table:table-cell office:value-type="float" office:value="98.3558823529408">
                <text:p>98.355882352940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9.8911764705881">
                <text:p>99.8911764705881</text:p>
              </table:table-cell>
              <table:table-cell office:value-type="float" office:value="94.3955882352927">
                <text:p>94.3955882352927</text:p>
              </table:table-cell>
              <table:table-cell office:value-type="float" office:value="99.8397058823529">
                <text:p>99.8397058823529</text:p>
              </table:table-cell>
              <table:table-cell office:value-type="float" office:value="99.5848039215685">
                <text:p>99.5848039215685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9.8024509803921">
                <text:p>99.8024509803921</text:p>
              </table:table-cell>
              <table:table-cell office:value-type="float" office:value="99.7573529411762">
                <text:p>99.7573529411762</text:p>
              </table:table-cell>
              <table:table-cell office:value-type="float" office:value="99.7308823529409">
                <text:p>99.7308823529409</text:p>
              </table:table-cell>
              <table:table-cell office:value-type="float" office:value="99.8299019607843">
                <text:p>99.8299019607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57009803921559">
                <text:p>7.57009803921559</text:p>
              </table:table-cell>
              <table:table-cell office:value-type="float" office:value="7.27352941176461">
                <text:p>7.27352941176461</text:p>
              </table:table-cell>
              <table:table-cell office:value-type="float" office:value="6.24656862745089">
                <text:p>6.24656862745089</text:p>
              </table:table-cell>
              <table:table-cell office:value-type="float" office:value="3">
                <text:p>3</text:p>
              </table:table-cell>
              <table:table-cell office:value-type="float" office:value="10.2245098039213">
                <text:p>10.22450980392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.7965686274507">
                <text:p>19.7965686274507</text:p>
              </table:table-cell>
              <table:table-cell office:value-type="float" office:value="31.2367647058825">
                <text:p>31.2367647058825</text:p>
              </table:table-cell>
              <table:table-cell office:value-type="float" office:value="20.301470588235">
                <text:p>20.301470588235</text:p>
              </table:table-cell>
              <table:table-cell office:value-type="float" office:value="6">
                <text:p>6</text:p>
              </table:table-cell>
              <table:table-cell office:value-type="float" office:value="31.3411764705882">
                <text:p>31.34117647058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4.9607843137252">
                <text:p>54.9607843137252</text:p>
              </table:table-cell>
              <table:table-cell office:value-type="float" office:value="56.5691176470586">
                <text:p>56.5691176470586</text:p>
              </table:table-cell>
              <table:table-cell office:value-type="float" office:value="55.0534313725489">
                <text:p>55.0534313725489</text:p>
              </table:table-cell>
              <table:table-cell office:value-type="float" office:value="9">
                <text:p>9</text:p>
              </table:table-cell>
              <table:table-cell office:value-type="float" office:value="56.4406862745096">
                <text:p>56.4406862745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